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005905</text:p>
          </table:table-cell>
          <table:table-cell office:value-type="string" calcext:value-type="string">
            <text:p>2024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18336" calcext:value-type="float">
            <text:p>90.318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5905</text:p>
          </table:table-cell>
          <table:table-cell office:value-type="string" calcext:value-type="string">
            <text:p>2023-0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02768" calcext:value-type="float">
            <text:p>89.202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5905</text:p>
          </table:table-cell>
          <table:table-cell office:value-type="string" calcext:value-type="string">
            <text:p>2022-0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55096" calcext:value-type="float">
            <text:p>87.255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5905</text:p>
          </table:table-cell>
          <table:table-cell office:value-type="string" calcext:value-type="string">
            <text:p>2021-0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82072" calcext:value-type="float">
            <text:p>86.68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5905</text:p>
          </table:table-cell>
          <table:table-cell office:value-type="string" calcext:value-type="string">
            <text:p>2020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06256" calcext:value-type="float">
            <text:p>85.10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5905</text:p>
          </table:table-cell>
          <table:table-cell office:value-type="string" calcext:value-type="string">
            <text:p>2019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04504" calcext:value-type="float">
            <text:p>84.80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5905</text:p>
          </table:table-cell>
          <table:table-cell office:value-type="string" calcext:value-type="string">
            <text:p>2018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50352" calcext:value-type="float">
            <text:p>84.35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5905</text:p>
          </table:table-cell>
          <table:table-cell office:value-type="string" calcext:value-type="string">
            <text:p>2017-0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74408" calcext:value-type="float">
            <text:p>83.274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5905</text:p>
          </table:table-cell>
          <table:table-cell office:value-type="string" calcext:value-type="string">
            <text:p>2016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98464" calcext:value-type="float">
            <text:p>82.198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5905</text:p>
          </table:table-cell>
          <table:table-cell office:value-type="string" calcext:value-type="string">
            <text:p>2015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69152" calcext:value-type="float">
            <text:p>82.369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5905</text:p>
          </table:table-cell>
          <table:table-cell office:value-type="string" calcext:value-type="string">
            <text:p>2014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04104" calcext:value-type="float">
            <text:p>81.60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5905</text:p>
          </table:table-cell>
          <table:table-cell office:value-type="string" calcext:value-type="string">
            <text:p>2013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735424" calcext:value-type="float">
            <text:p>80.73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5905</text:p>
          </table:table-cell>
          <table:table-cell office:value-type="string" calcext:value-type="string">
            <text:p>2011-0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31848" calcext:value-type="float">
            <text:p>78.031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5905</text:p>
          </table:table-cell>
          <table:table-cell office:value-type="string" calcext:value-type="string">
            <text:p>2010-03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1252" calcext:value-type="float">
            <text:p>77.31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5905</text:p>
          </table:table-cell>
          <table:table-cell office:value-type="string" calcext:value-type="string">
            <text:p>2009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94944" calcext:value-type="float">
            <text:p>76.89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5905</text:p>
          </table:table-cell>
          <table:table-cell office:value-type="string" calcext:value-type="string">
            <text:p>2008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47272" calcext:value-type="float">
            <text:p>74.94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5905</text:p>
          </table:table-cell>
          <table:table-cell office:value-type="string" calcext:value-type="string">
            <text:p>2007-03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32616" calcext:value-type="float">
            <text:p>75.032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5905</text:p>
          </table:table-cell>
          <table:table-cell office:value-type="string" calcext:value-type="string">
            <text:p>2006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69448" calcext:value-type="float">
            <text:p>74.06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5905</text:p>
          </table:table-cell>
          <table:table-cell office:value-type="string" calcext:value-type="string">
            <text:p>2005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15752" calcext:value-type="float">
            <text:p>74.215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5905</text:p>
          </table:table-cell>
          <table:table-cell office:value-type="string" calcext:value-type="string">
            <text:p>2004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36248" calcext:value-type="float">
            <text:p>75.136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5905</text:p>
          </table:table-cell>
          <table:table-cell office:value-type="string" calcext:value-type="string">
            <text:p>2003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10952" calcext:value-type="float">
            <text:p>73.910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5905</text:p>
          </table:table-cell>
          <table:table-cell office:value-type="string" calcext:value-type="string">
            <text:p>2002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0252" calcext:value-type="float">
            <text:p>73.50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5905</text:p>
          </table:table-cell>
          <table:table-cell office:value-type="string" calcext:value-type="string">
            <text:p>2001-03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60432" calcext:value-type="float">
            <text:p>73.56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5905</text:p>
          </table:table-cell>
          <table:table-cell office:value-type="string" calcext:value-type="string">
            <text:p>2000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40536" calcext:value-type="float">
            <text:p>77.44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5905</text:p>
          </table:table-cell>
          <table:table-cell office:value-type="string" calcext:value-type="string">
            <text:p>1999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856" calcext:value-type="float">
            <text:p>75.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5905</text:p>
          </table:table-cell>
          <table:table-cell office:value-type="string" calcext:value-type="string">
            <text:p>1998-0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89744" calcext:value-type="float">
            <text:p>73.38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5905</text:p>
          </table:table-cell>
          <table:table-cell office:value-type="string" calcext:value-type="string">
            <text:p>1996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75016" calcext:value-type="float">
            <text:p>71.37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5905</text:p>
          </table:table-cell>
          <table:table-cell office:value-type="string" calcext:value-type="string">
            <text:p>1995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89344" calcext:value-type="float">
            <text:p>70.189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5905</text:p>
          </table:table-cell>
          <table:table-cell office:value-type="string" calcext:value-type="string">
            <text:p>1994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38952" calcext:value-type="float">
            <text:p>69.33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5905</text:p>
          </table:table-cell>
          <table:table-cell office:value-type="string" calcext:value-type="string">
            <text:p>1993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62296" calcext:value-type="float">
            <text:p>68.66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5905</text:p>
          </table:table-cell>
          <table:table-cell office:value-type="string" calcext:value-type="string">
            <text:p>1992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05352" calcext:value-type="float">
            <text:p>67.205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5905</text:p>
          </table:table-cell>
          <table:table-cell office:value-type="string" calcext:value-type="string">
            <text:p>1991-0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35376" calcext:value-type="float">
            <text:p>66.635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5905</text:p>
          </table:table-cell>
          <table:table-cell office:value-type="string" calcext:value-type="string">
            <text:p>1990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52624" calcext:value-type="float">
            <text:p>65.95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5905</text:p>
          </table:table-cell>
          <table:table-cell office:value-type="string" calcext:value-type="string">
            <text:p>1989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76352" calcext:value-type="float">
            <text:p>63.77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5905</text:p>
          </table:table-cell>
          <table:table-cell office:value-type="string" calcext:value-type="string">
            <text:p>1988-0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90096" calcext:value-type="float">
            <text:p>62.490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5905</text:p>
          </table:table-cell>
          <table:table-cell office:value-type="string" calcext:value-type="string">
            <text:p>1987-0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98656" calcext:value-type="float">
            <text:p>62.39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5905</text:p>
          </table:table-cell>
          <table:table-cell office:value-type="string" calcext:value-type="string">
            <text:p>1986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0008" calcext:value-type="float">
            <text:p>61.60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5905</text:p>
          </table:table-cell>
          <table:table-cell office:value-type="string" calcext:value-type="string">
            <text:p>1985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67976" calcext:value-type="float">
            <text:p>60.767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5905</text:p>
          </table:table-cell>
          <table:table-cell office:value-type="string" calcext:value-type="string">
            <text:p>1984-03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06304" calcext:value-type="float">
            <text:p>61.10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3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31" meta:object-count="0"/>
    <meta:user-defined meta:name="AppVersion">3.0</meta:user-defined>
  </office:meta>
</office:document-meta>
</file>